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729fcf"/>
    </style:style>
    <style:style style:name="P2" style:family="paragraph" style:parent-style-name="Preformatted_20_Text">
      <style:text-properties officeooo:rsid="000f9975" officeooo:paragraph-rsid="000f9975"/>
    </style:style>
    <style:style style:name="P3" style:family="paragraph" style:parent-style-name="Preformatted_20_Text">
      <style:text-properties officeooo:rsid="000f9975" officeooo:paragraph-rsid="00103965"/>
    </style:style>
    <style:style style:name="P4" style:family="paragraph" style:parent-style-name="Preformatted_20_Text">
      <style:text-properties officeooo:paragraph-rsid="000f9975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103965"/>
    </style:style>
    <style:style style:name="P7" style:family="paragraph" style:parent-style-name="Standard">
      <style:text-properties officeooo:rsid="000db856" officeooo:paragraph-rsid="000db856"/>
    </style:style>
    <style:style style:name="P8" style:family="paragraph" style:parent-style-name="Standard" style:list-style-name="L1">
      <style:text-properties officeooo:rsid="000db856" officeooo:paragraph-rsid="000db856"/>
    </style:style>
    <style:style style:name="P9" style:family="paragraph" style:parent-style-name="Standard" style:list-style-name="L2">
      <style:paragraph-properties fo:line-height="150%"/>
      <style:text-properties officeooo:rsid="000db856" officeooo:paragraph-rsid="000db856"/>
    </style:style>
    <style:style style:name="P10" style:family="paragraph" style:parent-style-name="Standard">
      <style:text-properties officeooo:rsid="000e424b" officeooo:paragraph-rsid="000e424b"/>
    </style:style>
    <style:style style:name="P11" style:family="paragraph" style:parent-style-name="Standard" style:list-style-name="L2">
      <style:paragraph-properties fo:line-height="150%"/>
      <style:text-properties officeooo:rsid="000e424b" officeooo:paragraph-rsid="000e424b"/>
    </style:style>
    <style:style style:name="P12" style:family="paragraph" style:parent-style-name="Standard">
      <style:text-properties officeooo:rsid="000f9975" officeooo:paragraph-rsid="000f9975"/>
    </style:style>
    <style:style style:name="P13" style:family="paragraph" style:parent-style-name="Standard" style:list-style-name="L4">
      <style:text-properties officeooo:rsid="000f9975" officeooo:paragraph-rsid="000f9975"/>
    </style:style>
    <style:style style:name="P14" style:family="paragraph" style:parent-style-name="Standard" style:list-style-name="L3">
      <style:paragraph-properties fo:line-height="150%"/>
      <style:text-properties officeooo:rsid="000f9975" officeooo:paragraph-rsid="000f9975"/>
    </style:style>
    <style:style style:name="P15" style:family="paragraph" style:parent-style-name="Standard">
      <style:text-properties fo:font-weight="bold" officeooo:rsid="000db856" officeooo:paragraph-rsid="000db856" style:font-weight-asian="bold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0f9975"/>
    </style:style>
    <style:style style:name="T2" style:family="text">
      <style:text-properties officeooo:rsid="00103965"/>
    </style:style>
    <style:style style:name="T3" style:family="text">
      <style:text-properties fo:color="#c9211e" officeooo:rsid="00103965"/>
    </style:style>
    <style:style style:name="T4" style:family="text">
      <style:text-properties officeooo:rsid="001205d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86bc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50938a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ay 32 - Libraries</text:h>
      <text:p text:style-name="P15">Makefile:</text:p>
      <text:p text:style-name="P7">- if in vim: set noexpandtab</text:p>
      <text:p text:style-name="P7">- basic format:</text:p>
      <text:p text:style-name="P7"><draw:frame text:anchor-type="paragraph" draw:z-index="0" draw:name="Shape1" draw:style-name="gr1" draw:text-style-name="P16" svg:width="3.6567in" svg:height="0.576in" svg:x="1.6965in" svg:y="0.0866in"><draw:text-box><text:p>&lt;nickname&gt;: <text:s/>&lt;dependencies&gt;</text:p><text:p>&lt;tab&gt;<text:tab/>compile command</text:p><text:p/></draw:text-box></draw:frame></text:p>
      <text:p text:style-name="P7"/>
      <text:p text:style-name="P7"/>
      <text:p text:style-name="P7"/>
      <text:p text:style-name="P7">How to compile: on terminal line, </text:p>
      <text:p text:style-name="P7"><text:tab/>$ make &lt;nickname&gt;</text:p>
      <text:p text:style-name="P7"/>
      <text:p text:style-name="P7"><text:span text:style-name="T5">Libraries:</text:span></text:p>
      <text:p text:style-name="P7">Creating your own library:</text:p>
      <text:list xml:id="list287984932" text:style-name="L1">
        <text:list-item>
          <text:p text:style-name="P8">.cpp file: the source code which defines the functions</text:p>
        </text:list-item>
        <text:list-item>
          <text:p text:style-name="P8">.h file: the header file</text:p>
          <text:list>
            <text:list-item>
              <text:p text:style-name="P8">GOAL: future user can read the header file and know how to use the functions</text:p>
            </text:list-item>
            <text:list-item>
              <text:p text:style-name="P8">declaration of the functions</text:p>
            </text:list-item>
            <text:list-item>
              <text:p text:style-name="P8">prototypes of the functions</text:p>
            </text:list-item>
          </text:list>
        </text:list-item>
      </text:list>
      <text:p text:style-name="P7"/>
      <text:p text:style-name="P7">Basic Procedure:</text:p>
      <text:list xml:id="list1587577059" text:style-name="L2">
        <text:list-item>
          <text:p text:style-name="P9">header file: name.h</text:p>
        </text:list-item>
        <text:list-item>
          <text:p text:style-name="P9">source file: name.cpp</text:p>
          <text:list>
            <text:list-item>
              <text:p text:style-name="P11">#include “name.h”</text:p>
            </text:list-item>
          </text:list>
        </text:list-item>
        <text:list-item>
          <text:p text:style-name="P11">main file:</text:p>
          <text:list>
            <text:list-item>
              <text:p text:style-name="P11">#include “name.h”</text:p>
            </text:list-item>
            <text:list-item>
              <text:p text:style-name="P11">this means your computer needs to know where the header file is,</text:p>
              <text:p text:style-name="P11">we can ensure this by keeping it in the same directory as the main file</text:p>
            </text:list-item>
          </text:list>
        </text:list-item>
        <text:list-item>
          <text:p text:style-name="P11">Compiling:</text:p>
          <text:list>
            <text:list-item>
              <text:p text:style-name="P11">Method 1: compile library files and main file separately</text:p>
              <text:list>
                <text:list-item>
                  <text:p text:style-name="P11">making object files:</text:p>
                  <text:list>
                    <text:list-item>
                      <text:p text:style-name="P11">clang++ -c name.cpp <text:s text:c="4"/>→ name.o</text:p>
                    </text:list-item>
                    <text:list-item>
                      <text:p text:style-name="P11">clang++ -c main0.cpp <text:s text:c="3"/>→ main0.o</text:p>
                    </text:list-item>
                  </text:list>
                </text:list-item>
                <text:list-item>
                  <text:p text:style-name="P11">making an executable:</text:p>
                  <text:list>
                    <text:list-item>
                      <text:p text:style-name="P11">clang++ -o ex0 main0.o name.o</text:p>
                    </text:list-item>
                  </text:list>
                </text:list-item>
              </text:list>
            </text:list-item>
            <text:list-item>
              <text:p text:style-name="P11">Method 2: compile library files and main file all at once</text:p>
              <text:list>
                <text:list-item>
                  <text:p text:style-name="P11">clang++ -o ex0 main0.cpp name.cpp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2"><text:soft-page-break/>Basic Rules:</text:p>
      <text:list xml:id="list177830064" text:style-name="L3">
        <text:list-item>
          <text:p text:style-name="P14"><text:span text:style-name="T4">F</text:span>unction: may only be defined once</text:p>
        </text:list-item>
        <text:list-item>
          <text:p text:style-name="P14">Struct definition: may appear in as many files, but only once per .cpp file. BUT must be the same each time</text:p>
        </text:list-item>
        <text:list-item>
          <text:p text:style-name="P14"><text:span text:style-name="T4">P</text:span>rototypes: can also occur multiple times . . . must have same return type!</text:p>
        </text:list-item>
      </text:list>
      <text:p text:style-name="P12"/>
      <text:list xml:id="list1063823538" text:style-name="L4">
        <text:list-item>
          <text:p text:style-name="P13">THE RULE: each prototype, struct, function should exist in only one file.</text:p>
        </text:list-item>
      </text:list>
      <text:p text:style-name="P12"/>
      <text:p text:style-name="P12"/>
      <text:p text:style-name="P12"/>
      <text:p text:style-name="P12"/>
      <text:section text:style-name="Sect1" text:name="Section1">
        <text:p text:style-name="P2"><text:bookmark text:name="cb6-1"/><text:span text:style-name="Source_20_Text">//point.h</text:span></text:p>
        <text:p text:style-name="P2"><text:span text:style-name="Source_20_Text"/></text:p>
        <text:p text:style-name="P3"><text:span text:style-name="Source_20_Text"><text:span text:style-name="T3">#ifndef POINTHEADER</text:span></text:span></text:p>
        <text:p text:style-name="P3"><text:span text:style-name="Source_20_Text"><text:span text:style-name="T3">#define POINTHEADER</text:span></text:span></text:p>
        <text:p text:style-name="Preformatted_20_Text"><text:bookmark text:name="cb6-2"/><text:span text:style-name="Source_20_Text">struct point</text:span></text:p>
        <text:p text:style-name="Preformatted_20_Text"><text:bookmark text:name="cb6-3"/><text:span text:style-name="Source_20_Text">{</text:span></text:p>
        <text:p text:style-name="Preformatted_20_Text"><text:bookmark text:name="cb6-4"/><text:span text:style-name="Source_20_Text"><text:s text:c="2"/>double x, y;</text:span></text:p>
        <text:p text:style-name="Preformatted_20_Text"><text:bookmark text:name="cb6-5"/><text:span text:style-name="Source_20_Text">};</text:span></text:p>
        <text:p text:style-name="Preformatted_20_Text"><text:span text:style-name="Source_20_Text"/></text:p>
        <text:p text:style-name="P5"><text:bookmark text:name="cb6-6"/><text:span text:style-name="Source_20_Text">istream&amp; operator&gt;&gt;(istream&amp;,point&amp;);</text:span></text:p>
        <text:p text:style-name="P6"><text:span text:style-name="Source_20_Text"><text:span text:style-name="T3">#endif</text:span></text:span></text:p>
        <text:p text:style-name="P4"><text:bookmark text:name="cb7-1"/><text:span text:style-name="Source_20_Text"><text:span text:style-name="T1">//point.cpp</text:span></text:span></text:p>
        <text:p text:style-name="Preformatted_20_Text"><text:bookmark text:name="cb7-2"/><text:span text:style-name="Source_20_Text">#include "point.h"</text:span></text:p>
        <text:p text:style-name="Preformatted_20_Text"><text:bookmark text:name="cb7-3"/><text:span text:style-name="Source_20_Text">#include &lt;iostream&gt;</text:span></text:p>
        <text:p text:style-name="Preformatted_20_Text"><text:bookmark text:name="cb7-4"/><text:span text:style-name="Source_20_Text">using namespace std;</text:span></text:p>
        <text:p text:style-name="Preformatted_20_Text"><text:bookmark text:name="cb7-5"/></text:p>
        <text:p text:style-name="Preformatted_20_Text"><text:bookmark text:name="cb7-6"/><text:span text:style-name="Source_20_Text">istream&amp; operator&gt;&gt;(istream&amp; in,point&amp; p)</text:span></text:p>
        <text:p text:style-name="Preformatted_20_Text"><text:bookmark text:name="cb7-7"/><text:span text:style-name="Source_20_Text">{</text:span></text:p>
        <text:p text:style-name="Preformatted_20_Text"><text:bookmark text:name="cb7-8"/><text:span text:style-name="Source_20_Text"><text:s text:c="2"/>char c;</text:span></text:p>
        <text:p text:style-name="Preformatted_20_Text"><text:bookmark text:name="cb7-9"/><text:span text:style-name="Source_20_Text"><text:s text:c="2"/>in &gt;&gt; c &gt;&gt; p.x</text:span></text:p>
        <text:p text:style-name="Preformatted_20_Text"><text:bookmark text:name="cb7-10"/><text:span text:style-name="Source_20_Text"><text:s text:c="5"/>&gt;&gt; c &gt;&gt; p.y &gt;&gt; c; <text:s/></text:span></text:p>
        <text:p text:style-name="Preformatted_20_Text"><text:bookmark text:name="cb7-11"/><text:span text:style-name="Source_20_Text"><text:s text:c="2"/>return in;</text:span></text:p>
        <text:p text:style-name="P5"><text:bookmark text:name="cb7-12"/><text:span text:style-name="Source_20_Text">}</text:span></text:p>
      </text:section>
      <text:p text:style-name="P2"><text:span text:style-name="Source_20_Text">___________________________________________________________________________________</text:span></text:p>
      <text:p text:style-name="P2"><text:span text:style-name="Source_20_Text"/></text:p>
      <text:section text:style-name="Sect1" text:name="Section2">
        <text:p text:style-name="P2"><text:bookmark text:name="cb8-1"/><text:span text:style-name="Source_20_Text">//triangle.h</text:span></text:p>
        <text:p text:style-name="Preformatted_20_Text"><text:bookmark text:name="cb8-2"/><text:span text:style-name="Source_20_Text">#include "point.h"</text:span></text:p>
        <text:p text:style-name="Preformatted_20_Text"><text:bookmark text:name="cb8-3"/><text:span text:style-name="Source_20_Text">struct triangle</text:span></text:p>
        <text:p text:style-name="Preformatted_20_Text"><text:bookmark text:name="cb8-4"/><text:span text:style-name="Source_20_Text">{</text:span></text:p>
        <text:p text:style-name="Preformatted_20_Text"><text:bookmark text:name="cb8-5"/><text:span text:style-name="Source_20_Text"><text:s text:c="2"/>point vertex[3];</text:span></text:p>
        <text:p text:style-name="Preformatted_20_Text"><text:bookmark text:name="cb8-6"/><text:span text:style-name="Source_20_Text">};</text:span></text:p>
        <text:p text:style-name="Preformatted_20_Text"><text:span text:style-name="Source_20_Text"/></text:p>
        <text:p text:style-name="P5"><text:bookmark text:name="cb8-7"/><text:span text:style-name="Source_20_Text">istream&amp; operator&gt;&gt;(istream&amp;,triangle&amp;);</text:span></text:p>
        <text:p text:style-name="P2"><text:bookmark text:name="cb9-1"/><text:span text:style-name="Source_20_Text">//triangle.cpp</text:span></text:p>
        <text:p text:style-name="Preformatted_20_Text"><text:bookmark text:name="cb9-2"/><text:span text:style-name="Source_20_Text">#include "triangle.h"</text:span></text:p>
        <text:p text:style-name="Preformatted_20_Text"><text:bookmark text:name="cb9-3"/></text:p>
        <text:p text:style-name="Preformatted_20_Text"><text:bookmark text:name="cb9-4"/><text:span text:style-name="Source_20_Text">istream&amp; operator&gt;&gt;(istream&amp; in, triangle&amp; t){</text:span></text:p>
        <text:p text:style-name="Preformatted_20_Text"><text:bookmark text:name="cb9-5"/><text:span text:style-name="Source_20_Text"><text:s text:c="2"/>for(int i = 0; i &lt; 3; i++)</text:span></text:p>
        <text:p text:style-name="Preformatted_20_Text"><text:bookmark text:name="cb9-6"/><text:span text:style-name="Source_20_Text"><text:s text:c="4"/>in &gt;&gt; t.vertex[i];</text:span></text:p>
        <text:p text:style-name="P5"><text:bookmark text:name="cb9-7"/><text:span text:style-name="Source_20_Text">}</text:span></text:p>
      </text:section>
      <text:p text:style-name="P12">___________________________________________________________________________________</text:p>
      <text:p text:style-name="P12"/>
      <text:p text:style-name="P2"><text:bookmark text:name="cb10-1"/><text:span text:style-name="Source_20_Text">//main1.cpp</text:span></text:p>
      <text:p text:style-name="Preformatted_20_Text"><text:bookmark text:name="cb10-2"/><text:span text:style-name="Source_20_Text">#include "point.h"</text:span></text:p>
      <text:p text:style-name="Preformatted_20_Text"><text:bookmark text:name="cb10-3"/><text:span text:style-name="Source_20_Text">#include "triangle.h"</text:span></text:p>
      <text:p text:style-name="Preformatted_20_Text"><text:bookmark text:name="cb10-4"/></text:p>
      <text:p text:style-name="Preformatted_20_Text"><text:bookmark text:name="cb10-5"/><text:span text:style-name="Source_20_Text">int main()</text:span></text:p>
      <text:p text:style-name="Preformatted_20_Text"><text:bookmark text:name="cb10-6"/><text:span text:style-name="Source_20_Text">{</text:span></text:p>
      <text:p text:style-name="Preformatted_20_Text"><text:bookmark text:name="cb10-7"/><text:span text:style-name="Source_20_Text"><text:s text:c="2"/>triangle T;</text:span></text:p>
      <text:p text:style-name="Preformatted_20_Text"><text:bookmark text:name="cb10-8"/><text:span text:style-name="Source_20_Text"><text:s text:c="2"/>cin &gt;&gt; T;</text:span></text:p>
      <text:p text:style-name="Preformatted_20_Text"><text:bookmark text:name="cb10-9"/><text:span text:style-name="Source_20_Text"><text:s text:c="2"/>point P = T.vertex[0];</text:span></text:p>
      <text:p text:style-name="Preformatted_20_Text"><text:bookmark text:name="cb10-10"/><text:span text:style-name="Source_20_Text"><text:s text:c="2"/>return 0;</text:span></text:p>
      <text:p text:style-name="P5"><text:bookmark text:name="cb10-11"/><text:span text:style-name="Source_20_Text">}</text:span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6:58:44.406158718</meta:creation-date>
    <dc:date>2022-11-20T18:04:57.547840820</dc:date>
    <meta:editing-duration>PT24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80" meta:word-count="330" meta:character-count="2035" meta:non-whitespace-character-count="1770"/>
  </office:meta>
</office:document-meta>
</file>